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c2ba" officeooo:paragraph-rsid="0005c2ba"/>
    </style:style>
    <style:style style:name="P2" style:family="paragraph" style:parent-style-name="Standard">
      <style:text-properties officeooo:rsid="0006e3be" officeooo:paragraph-rsid="0006e3be"/>
    </style:style>
    <style:style style:name="P3" style:family="paragraph" style:parent-style-name="Standard">
      <style:text-properties officeooo:rsid="000750e1" officeooo:paragraph-rsid="000750e1"/>
    </style:style>
    <style:style style:name="P4" style:family="paragraph" style:parent-style-name="Standard">
      <style:text-properties officeooo:rsid="00088a51" officeooo:paragraph-rsid="00088a51"/>
    </style:style>
    <style:style style:name="P5" style:family="paragraph" style:parent-style-name="Standard">
      <style:text-properties officeooo:rsid="0009d7c2" officeooo:paragraph-rsid="0009d7c2"/>
    </style:style>
    <style:style style:name="P6" style:family="paragraph" style:parent-style-name="Standard">
      <style:text-properties officeooo:rsid="0009e19c" officeooo:paragraph-rsid="0009e19c"/>
    </style:style>
    <style:style style:name="P7" style:family="paragraph" style:parent-style-name="Standard">
      <style:text-properties officeooo:rsid="000b8370" officeooo:paragraph-rsid="000b8370"/>
    </style:style>
    <style:style style:name="P8" style:family="paragraph" style:parent-style-name="Standard">
      <style:text-properties officeooo:rsid="000bb2a9" officeooo:paragraph-rsid="000bb2a9"/>
    </style:style>
    <style:style style:name="T1" style:family="text">
      <style:text-properties officeooo:rsid="0006e3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екция Миши Ягудина про безопасный ИИ 31 Мая 2020</text:p>
      <text:p text:style-name="P1"/>
      <text:p text:style-name="P1">Этим летом будет стажироваться в FHI. Фокус на макростратегии. Сейчас – на AI Policy. Коллаборация с safety отделом deepmind. Технологии могу тпривести к устойчивому глобальному тоталитаризму. </text:p>
      <text:p text:style-name="P1">Риски ИИ? У нас нет понимания, какие риски наиболее вероятны, нет убедительных аргументов. Интеллект – возможность достигать целей. Какие цели ставить перед системой? <text:span text:style-name="T1">Как их ставить?</text:span></text:p>
      <text:p text:style-name="P2">Оптимизируем функции. Как формулировать целевые функции? Может оказаться, что мы будем жить в мире, заоптимизированном под то, что рпосто сформулировать.</text:p>
      <text:p text:style-name="P2">Сценарий – все больше деятельности будет производиться ИИ.</text:p>
      <text:p text:style-name="P2">Разногласия с тг. Миша не очень ценит крионику и продление жизни само по себе. Миша не совсем техно-оптимистичен.</text:p>
      <text:p text:style-name="P2">Вопрос от слушателя – трансгуманизм – это упрощенный гуманизм, Юдковский</text:p>
      <text:p text:style-name="P2">почему Миша не ценит продление? Почему люди должны умирать именно в том возрасте, в котором сейчас?</text:p>
      <text:p text:style-name="P2">Ответ от Миши – </text:p>
      <text:p text:style-name="P2">моральный реализм – когда-нибудь мы найдем правильную этику</text:p>
      <text:p text:style-name="P2">Миша скорее моральный антиреализм – мы не выведем, кто что должен делать</text:p>
      <text:p text:style-name="P2">этика – способ кооперации с людьми</text:p>
      <text:p text:style-name="P3">двухуровневый утилитаризм – на бытовом уровне делаем интуитивно, на большом утилитаризм</text:p>
      <text:p text:style-name="P3">вопрос</text:p>
      <text:p text:style-name="P3">предметно про безопасность</text:p>
      <text:p text:style-name="P3">MIRI исследует, что общего у интеллектуальных систем</text:p>
      <text:p text:style-name="P3">пока непонятно, как делать контрафактические суждения</text:p>
      <text:p text:style-name="P3">обученеи с подкреплением есть</text:p>
      <text:p text:style-name="P3">агенты соревнуются, тренируются</text:p>
      <text:p text:style-name="P3">могут возникнуть технические проблемы – внутри агентов могут возникнуть другие потимизационные процессы meza optimizer</text:p>
      <text:p text:style-name="P3">можем специально искать для системы сложные тесты и устранять </text:p>
      <text:p text:style-name="P3">хотим иметь доступ к тому, что можель делаем внутри – transparency, interpretability</text:p>
      <text:p text:style-name="P3">Крис Олаф – есть в open ai, занимается инструментами, объясняющими, что делают алгоритмы ML</text:p>
      <text:p text:style-name="P4">можно сделать слабого ассистента без агентного поведения</text:p>
      <text:p text:style-name="P4">еще набор подходов</text:p>
      <text:p text:style-name="P4">amplification, Paul Christiano</text:p>
      <text:p text:style-name="P4">пусть а нас есть выровненный с людьми агент – тогда мы можем создавать системы, тоже выровненные, но все более быстрые и умеющие отвечать на более сложные вопросы</text:p>
      <text:p text:style-name="P4">строим дерево от простых вопросов к сложным</text:p>
      <text:p text:style-name="P4">еще какой-то метод, в котором мы отыскиваем оптимальный путь в дереве – метод дебатов</text:p>
      <text:p text:style-name="P4">как тренировать такие системы</text:p>
      <text:p text:style-name="P4">outer alignment, inner alignment</text:p>
      <text:p text:style-name="P4">с внешними штуками, внутри себя</text:p>
      <text:p text:style-name="P4">Миша рекомендует Human Compatible</text:p>
      <text:p text:style-name="P4">стоит ли это делать? Тема не самая понятная</text:p>
      <text:p text:style-name="P4">попасть на PhD программу топовую</text:p>
      <text:p text:style-name="P5">или пойти работать в it-компанию</text:p>
      <text:p text:style-name="P5">просто вырабатывать ответственное отношение к важным технологиях</text:p>
      <text:p text:style-name="P5">насколько близки разработки в области ИИ вдохновлены человеческим мозгом?</text:p>
      <text:p text:style-name="P5"><text:a xlink:type="simple" xlink:href="https://www.youtube.com/watch?v=IjG_Fx3D0o0" text:style-name="Internet_20_link" text:visited-style-name="Visited_20_Internet_20_Link">https://www.youtube.com/watch?v=IjG_Fx3D0o0</text:a></text:p>
      <text:p text:style-name="P5"><text:soft-page-break/>люди научились делать всякие ненужные вещи – бегать от хищников</text:p>
      <text:p text:style-name="P5">думать важнее – засчет этого мы доминируем</text:p>
      <text:p text:style-name="P6">людям тяжело меняться, а ИИ потенциально сможет глубоко улучшать себя</text:p>
      <text:p text:style-name="P7">упоминание книги Elephant in the Brain</text:p>
      <text:p text:style-name="P7">скорее мы хорошо оптимизируем, и у нас плохие цели</text:p>
      <text:p text:style-name="P7">вера в справедливый мир – когнтивная ошибка</text:p>
      <text:p text:style-name="P7">с точки зрения теории игр кооперация приносит людям больше, чем эгоизм</text:p>
      <text:p text:style-name="P7">упоминание книги Why everyone else is hypocrite</text:p>
      <text:p text:style-name="P8">в омзгу есть пресс-секретар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5:09:39.073312186</meta:creation-date>
    <dc:date>2020-05-31T16:33:55.436863843</dc:date>
    <meta:editing-duration>PT20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413" meta:character-count="2995" meta:non-whitespace-character-count="2609"/>
  </office:meta>
</office:document-meta>
</file>